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a933" loext:opacity="100%" officeooo:rsid="000dba77" officeooo:paragraph-rsid="000dba77" fo:background-color="#ffb66c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fo:background-color="#e0c2cd" loext:char-shading-value="0"/>
    </style:style>
    <style:style style:name="T2" style:family="text">
      <style:text-properties fo:background-color="#ffffa6" loext:char-shading-value="0"/>
    </style:style>
    <style:style style:name="T3" style:family="text">
      <style:text-properties fo:background-color="#ffd7d7" loext:char-shading-value="0"/>
    </style:style>
    <style:style style:name="T4" style:family="text">
      <style:text-properties fo:color="#ff0000" loext:opacity="100%" style:text-line-through-style="solid" style:text-line-through-type="single"/>
    </style:style>
    <style:style style:name="T5" style:family="text">
      <style:text-properties fo:color="#00a933" loext:opacity="100%"/>
    </style:style>
    <style:style style:name="T6" style:family="text">
      <style:text-properties fo:color="#00a933" loext:opacity="100%" officeooo:rsid="000dba77"/>
    </style:style>
    <style:style style:name="T7" style:family="text">
      <style:text-properties fo:color="#00a933" loext:opacity="100%" fo:background-color="#e0c2cd" loext:char-shading-value="0"/>
    </style:style>
    <style:style style:name="T8" style:family="text">
      <style:text-properties fo:color="#00a933" loext:opacity="100%" officeooo:rsid="000dba77" fo:background-color="#e0c2cd" loext:char-shading-value="0"/>
    </style:style>
    <style:style style:name="T9" style:family="text">
      <style:text-properties fo:color="#2a6099" loext:opacity="100%"/>
    </style:style>
    <style:style style:name="T10" style:family="text">
      <style:text-properties fo:background-color="#afd095" loext:char-shading-value="0"/>
    </style:style>
    <style:style style:name="T11" style:family="text">
      <style:text-properties fo:background-color="#afd095" loext:char-shading-value="0"/>
    </style:style>
    <style:style style:name="T12" style:family="text">
      <style:text-properties style:use-window-font-color="true" loext:opacity="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esentazione</text:p>
      <text:p text:style-name="Standard"/>
      <text:p text:style-name="Standard"><text:span text:style-name="T1">Per costruire la presentazione del sito</text:span>, <text:span text:style-name="T1">non solo si è garantita la separazione tra struttura, contenuto e presentazione, ma si è cercato di suddividere le varie regole CSS in più file, suddividendole in base al dispositivo per cui sono pensate. Basandosi su questa idea,</text:span> <text:span text:style-name="T3">il gruppo di lavoro ha </text:span>prodotto quattro file:</text:p>
      <text:list xml:id="list2578157165" text:style-name="L1">
        <text:list-item>
          <text:p text:style-name="P2">style.css, per gli schermi desktop o con pixel maggiori di 1061px.</text:p>
        </text:list-item>
        <text:list-item>
          <text:p text:style-name="P2">tablet.css, per i dispositivi tablet o per schermi con pixel minori di 1061px.</text:p>
        </text:list-item>
        <text:list-item>
          <text:p text:style-name="P2">mobile.css, per dispositivi smartphone o per schermi con pixel minori di 810px.</text:p>
        </text:list-item>
        <text:list-item>
          <text:p text:style-name="P2">print.css, per stampe con stampanti tradizionali.</text:p>
        </text:list-item>
      </text:list>
      <text:p text:style-name="P1">Sfruttiamo il CASCADE style sheet</text:p>
      <text:p text:style-name="Standard">La costruzione di tutti questi file .css hanno lo scopo ottenere un design <text:span text:style-name="T2">responsivo</text:span>, capace di adattarsi a qualsiasi dispositivo <text:span text:style-name="T4">che visualizza il sito</text:span>. A supporto di questa implementazione, le misure usate per scrivere le regole CSS sono misure relative, come em o percentuali<text:span text:style-name="T5">, </text:span><text:span text:style-name="T6">in modo che l'intero sito possa scalare adeguatamente adattandosi alle scelte dell'utente</text:span>.</text:p>
      <text:p text:style-name="Standard"/>
      <text:p text:style-name="Standard">CSS Desktop</text:p>
      <text:p text:style-name="Standard"/>
      <text:p text:style-name="Standard">Le caratteristiche del design per gli schermi grandi sono elencati di seguito:</text:p>
      <text:list xml:id="list1270151157" text:style-name="L2">
        <text:list-item>
          <text:p text:style-name="P3">Il titolo, il logo e la barra di navigazione si espandono in orizzontale, occupando tutto lo schermo. Tutti i link della barra di navigazione sono allineati in orizzonatale.</text:p>
        </text:list-item>
        <text:list-item>
          <text:p text:style-name="P3">Nella Home, la sezione relativa all'anteprima degli articoli è spostata a destra.</text:p>
        </text:list-item>
        <text:list-item>
          <text:p text:style-name="P3">Nella pagina dedicata alle News, tutte gli articoli sono raggruppati con una grid per evitare troppo scrolling verticale.</text:p>
        </text:list-item>
        <text:list-item>
          <text:p text:style-name="P3">L'intestazione e i record delle tabelle si espandono in orizzontale, occupando tutto lo schermo a disposizione.</text:p>
        </text:list-item>
      </text:list>
      <text:p text:style-name="Standard"/>
      <text:p text:style-name="Standard">CSS Tablet e mobile</text:p>
      <text:p text:style-name="Standard"/>
      <text:p text:style-name="Standard">Le caratteristiche del design per gli schermi di dispositivi portatili sono elencati di seguito:</text:p>
      <text:list xml:id="list199325209" text:style-name="L3">
        <text:list-item>
          <text:p text:style-name="P4">Il <text:s/>titolo del sito si toglie, lasciando spazio alla visualizzazione soltanto del logo che funge da titolo del sito.</text:p>
        </text:list-item>
        <text:list-item>
          <text:p text:style-name="P4">La barra di navigazione viene ridimensionata, allineando in verticale i link di navigazione nel sito con i link per l'account dell'utente. Se lo schermo si riduce ulteriormente, la barra di navigazione si toglie, lasciando spazio a due pulsanti che, se tappati, fanno scendere un menù a tendina che mostra i link della barra.</text:p>
        </text:list-item>
        <text:list-item>
          <text:p text:style-name="P4">Nella Home, la sezione relativa all'anteprima degli articoli è spostata al centro, seguendo il normale flusso del contenuto.</text:p>
        </text:list-item>
        <text:list-item>
          <text:p text:style-name="P4">Nella pagina dedicata alle News, tutte gli articoli sono visualizzati in verticale uno sotto l'altro.</text:p>
        </text:list-item>
        <text:list-item>
          <text:p text:style-name="P4">Il design delle tabelle è stato ridimensionato per trasformarsi in maniera elegante ed evitare lo scrolling orizzonatale. Ogni record della tabella viene visualizzato come un blocco dove ogni cella ha la propria intestazione e il proprio dato informativo. Le intestazioni incapsulati dentro il tag html &lt;thead&gt; si toglie<text:span text:style-name="T5">. </text:span><text:span text:style-name="T8">Ciò impatta sullo scroll verticale ma è meglio di niente</text:span><text:span text:style-name="T7">.</text:span></text:p>
        </text:list-item>
        <text:list-item>
          <text:p text:style-name="P4">Le form restano invariate.</text:p>
        </text:list-item>
      </text:list>
      <text:p text:style-name="Standard"/>
      <text:p text:style-name="Standard">CSS per stampe</text:p>
      <text:p text:style-name="Standard"/>
      <text:p text:style-name="Standard">Le caratteristiche del design per le stampe sono elencati di seguito:</text:p>
      <text:list xml:id="list3080581353" text:style-name="L4">
        <text:list-item>
          <text:p text:style-name="P5">La barra di navigazione<text:span text:style-name="T11"> si toglie,</text:span> lasciando spazio alla visualizzazione del logo, del titolo <text:span text:style-name="T9">e </text:span><text:span text:style-name="T12">della breadcrumb</text:span>.</text:p>
        </text:list-item>
        <text:list-item>
          <text:p text:style-name="P5">Tutti gli elementi grafici sono <text:span text:style-name="T11">stati tolti</text:span>, lasciando soltanto il mero contenuto con un font <text:soft-page-break/>adatto alle stampe. <text:span text:style-name="T6">Quale? Con grazie</text:span></text:p>
        </text:list-item>
        <text:list-item>
          <text:p text:style-name="P5">Le tabelle sono visualizzate normalmente in orizzontale con le celle delimitate da bordi neri e il loro contenuto al loro interno.</text:p>
        </text:list-item>
      </text:list>
      <text:p text:style-name="Standard"/>
      <text:p text:style-name="P1">Problemi di compatibilità CSS3,</text:p>
      <text:p text:style-name="P1">scelta dello stanard,</text:p>
      <text:p text:style-name="P1">test esegui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9H55M47S</meta:editing-duration>
    <meta:editing-cycles>7</meta:editing-cycles>
    <meta:generator>LibreOffice/7.2.6.2$Linux_X86_64 LibreOffice_project/20$Build-2</meta:generator>
    <dc:date>2022-06-03T23:22:45.970925966</dc:date>
    <meta:document-statistic meta:table-count="0" meta:image-count="0" meta:object-count="0" meta:page-count="2" meta:paragraph-count="30" meta:word-count="528" meta:character-count="3306" meta:non-whitespace-character-count="2824"/>
    <meta:user-defined meta:name="Info 1"/>
    <meta:user-defined meta:name="Info 2"/>
    <meta:user-defined meta:name="Info 3"/>
    <meta:user-defined meta:name="Info 4"/>
  </office:meta>
</office:document-meta>
</file>